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quince</text:span></text:span><text:span text:style-name="Fuente_20_de_20_párrafo_20_predeter."><text:span text:style-name="T14"> </text:span></text:span><text:span text:style-name="Fuente_20_de_20_párrafo_20_predeter."><text:span text:style-name="T16">(15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Ábril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JEFE DE LA DIVISIÓN DE ADMINISTRACIóN Y TESORERIA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NATHALIE VIRGINIA  GONZAL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9876087</text:span></text:span><text:span text:style-name="Fuente_20_de_20_párrafo_20_predeter."><text:span text:style-name="T4">,actuando en su carácter de </text:span></text:span><text:span text:style-name="Fuente_20_de_20_párrafo_20_predeter."><text:span text:style-name="T3">RELACIONISTA INSTITUCIONAL I (INACTIVO)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quince </text:span></text:span><text:span text:style-name="Fuente_20_de_20_párrafo_20_predeter."><text:span text:style-name="T20">(15)</text:span></text:span><text:span text:style-name="Fuente_20_de_20_párrafo_20_predeter."><text:span text:style-name="T8"> del mes de </text:span></text:span><text:span text:style-name="Fuente_20_de_20_párrafo_20_predeter."><text:span text:style-name="T21">Ábril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TEXTILES Y VESTUARIOS-CINTA TRICOLOR DE 6 CENTIMETROS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TEXTILES Y VESTUARIOS-CORDON DE SEDA NÂ° 4 COLOR NEGRO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DOTACION DE UNIFORMES A EMPLEADOS-CHEMISE DE CABALLERO  COLOR AZUL REY TALLA XL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.0000</text:p>
          </table:table-cell>
          <table:table-cell table:style-name="Tabla2.A1" office:value-type="string">
            <text:p text:style-name="P17">DOTACION DE UNIFORMES A EMPLEADOS-CHEMISE DE DAMA  COLOR AZUL REY TALLA L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4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DOTACION DE UNIFORMES A EMPLEADOS-CHEMISE DE DAMA  COLOR AZUL REY TALLA M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DOTACION DE UNIFORMES A EMPLEADOS-CHEMISE DE DAMA  COLOR AZUL REY TALLA S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8.0000</text:p>
          </table:table-cell>
          <table:table-cell table:style-name="Tabla2.A1" office:value-type="string">
            <text:p text:style-name="P17">DOTACION DE UNIFORMES A EMPLEADOS-GORRAS DE COLOR AZUL REY CON 3 BORDADOS EN 5 TONOS (AMARILLO,AZUL,ROJO,NARANJA,BLANCO)</text:p>
            <text:p text:style-name="P17">Observación: </text:p>
          </table:table-cell>
          <table:table-cell table:style-name="Tabla2.C1" office:value-type="string">
            <text:p text:style-name="P19">8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SERVICIOS SUMINISTROS ALTAMIR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quince</text:span></text:span><text:span text:style-name="T9"> de </text:span><text:span text:style-name="Fuente_20_de_20_párrafo_20_predeter."><text:span text:style-name="T22">Ábril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RENA CAROLINA SALAS VÁSQUEZ</text:p>
            <text:p text:style-name="P12">JEFE DE LA DIVISIÓN DE ADMINISTRACIóN Y TESORERIA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NATHALIE VIRGINIA  GONZALEZ</text:p>
            <text:p text:style-name="P12">RELACIONISTA INSTITUCIONAL I (INACTIVO)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